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1" table:number-columns-repeated="15" table:default-cell-style-name="ce4"/>
        <table:table-column table:style-name="co2" table:number-columns-repeated="1009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??x</text:p>
          </table:table-cell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?x?</text:p>
          </table:table-cell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x??</text:p>
          </table:table-cell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number-columns-repeated="2" table:style-name="ce13"/>
          <table:table-cell table:number-columns-repeated="100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9:12.9720764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2T11:39:49.020786273</dc:date>
    <meta:editing-duration>PT31M14S</meta:editing-duration>
    <meta:editing-cycles>2</meta:editing-cycles>
    <meta:generator>LibreOffice/5.4.2.2$Linux_X86_64 LibreOffice_project/40m0$Build-2</meta:generator>
    <meta:document-statistic meta:table-count="2" meta:cell-count="110" meta:object-count="0"/>
  </office:meta>
</office:document-meta>
</file>